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38.0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27.89pt"/>
    </style:style>
    <style:style style:name="co13" style:family="table-column">
      <style:table-column-properties fo:break-before="auto" style:column-width="20.15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404.9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.75pt"/>
    </style:style>
    <style:style style:name="co18" style:family="table-column">
      <style:table-column-properties fo:break-before="auto" style:column-width="84.3pt"/>
    </style:style>
    <style:style style:name="co19" style:family="table-column">
      <style:table-column-properties fo:break-before="auto" style:column-width="168.6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152.9pt"/>
    </style:style>
    <style:style style:name="co22" style:family="table-column">
      <style:table-column-properties fo:break-before="auto" style:column-width="148.76pt"/>
    </style:style>
    <style:style style:name="co23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ackground-color="#ffffcc" fo:border="0.06pt solid #000000"/>
      <style:text-properties style:text-position=""/>
    </style:style>
    <style:style style:name="ce75" style:family="table-cell" style:parent-style-name="Default">
      <style:table-cell-properties fo:background-color="#ccffff" fo:border="0.06pt solid #000000"/>
      <style:text-properties style:text-position=""/>
    </style:style>
    <style:style style:name="ce76" style:family="table-cell" style:parent-style-name="Default">
      <style:table-cell-properties fo:background-color="#ffcc99" fo:border="0.06pt solid #000000"/>
      <style:text-properties style:text-position="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99cccc" fo:border="0.06pt solid #000000"/>
    </style:style>
    <style:style style:name="ce20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" style:family="table-cell" style:parent-style-name="Default">
      <style:table-cell-properties fo:background-color="#9999cc" fo:border="0.06pt solid #000000"/>
    </style:style>
    <style:style style:name="ce2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6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7" style:family="table-cell" style:parent-style-name="Default">
      <style:table-cell-properties fo:background-color="#6699cc" fo:border="0.06pt solid #000000"/>
    </style:style>
    <style:style style:name="ce28" style:family="table-cell" style:parent-style-name="Default">
      <style:table-cell-properties fo:background-color="#cc9999" fo:border="0.06pt solid #000000"/>
    </style:style>
    <style:style style:name="ce29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0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1" style:family="table-cell" style:parent-style-name="Default">
      <style:table-cell-properties fo:background-color="#99cc66" fo:border="0.06pt solid #000000"/>
    </style:style>
    <style:style style:name="ce32" style:family="table-cell" style:parent-style-name="Default">
      <style:table-cell-properties fo:background-color="#cc6699" fo:border="0.06pt solid #000000"/>
    </style:style>
    <style:style style:name="ce33" style:family="table-cell" style:parent-style-name="Default">
      <style:table-cell-properties fo:background-color="#66cc99" fo:border="0.06pt solid #000000"/>
    </style:style>
    <style:style style:name="ce34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 fo:border="0.06pt solid #000000"/>
    </style:style>
    <style:style style:name="ce67" style:family="table-cell" style:parent-style-name="Default">
      <style:table-cell-properties fo:background-color="#dddddd" fo:border="0.06pt solid #000000"/>
      <style:text-properties fo:color="#ff3333"/>
    </style:style>
    <style:style style:name="ce69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ddddd" fo:border="0.06pt solid #000000"/>
      <style:text-properties fo:color="#ff6600"/>
    </style:style>
    <style:style style:name="ce71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72" style:family="table-cell" style:parent-style-name="Default">
      <style:table-cell-properties fo:background-color="#ffffcc" fo:border="0.06pt solid #000000"/>
    </style:style>
    <style:style style:name="ce73" style:family="table-cell" style:parent-style-name="Default">
      <style:table-cell-properties fo:background-color="#ccffff" fo:border="0.06pt solid #000000"/>
    </style:style>
    <style:style style:name="ce77" style:family="table-cell" style:parent-style-name="Default">
      <style:table-cell-properties fo:background-color="#ffcc99" fo:border="0.06pt solid #000000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7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8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92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3" style:family="table-cell" style:parent-style-name="Default" style:data-style-name="N123"/>
    <style:style style:name="ce9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8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02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08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16" style:family="table-cell" style:parent-style-name="Default">
      <style:text-properties style:font-name="Liberation Mono" style:font-name-asian="WenQuanYi Micro Hei" style:font-name-complex="Lohit Devanagari"/>
    </style:style>
    <style:style style:name="ce117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8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19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Mod Category</text:p>
          </table:table-cell>
          <table:table-cell table:style-name="ce7" office:value-type="string" calcext:value-type="string">
            <text:p>Mod Name</text:p>
          </table:table-cell>
          <table:table-cell table:style-name="ce35" office:value-type="string" calcext:value-type="string">
            <text:p>5.0.0(MC-1.12.2)</text:p>
          </table:table-cell>
          <table:table-cell table:style-name="ce35" office:value-type="string" calcext:value-type="string">
            <text:p>Runs</text:p>
          </table:table-cell>
          <table:table-cell table:style-name="ce35" office:value-type="string" calcext:value-type="string">
            <text:p>Jar</text:p>
          </table:table-cell>
          <table:table-cell table:style-name="ce35" office:value-type="string" calcext:value-type="string">
            <text:p>🔗</text:p>
          </table:table-cell>
          <table:table-cell table:style-name="ce65" office:value-type="string" calcext:value-type="string">
            <text:p>Comment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Ferreusveritas</text:p>
          </table:table-cell>
          <table:table-cell table:style-name="ce24" office:value-type="string" calcext:value-type="string">
            <text:p>Cathedral</text:p>
          </table:table-cell>
          <table:table-cell table:style-name="ce36" office:value-type="string" calcext:value-type="string">
            <text:p>1.12.2-1.9.7g.jar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athedral/files" xlink:type="simple">🔗</text:a></text:p>
          </table:table-cell>
          <table:table-cell table:style-name="ce66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6" office:value-type="string" calcext:value-type="string">
            <text:p>1.12.2-0.8.2.jar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6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6" office:value-type="string" calcext:value-type="string">
            <text:p>In progress</text:p>
          </table:table-cell>
          <table:table-cell table:style-name="ce54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RFRotors" xlink:type="simple">🔗</text:a></text:p>
          </table:table-cell>
          <table:table-cell table:style-name="ce66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style-name="ce36" office:value-type="string" calcext:value-type="string">
            <text:p>1.12.2-1.1.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github.com/ferreusveritas/StarGarden" xlink:type="simple">🔗</text:a></text:p>
          </table:table-cell>
          <table:table-cell table:style-name="ce66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style-name="ce36" office:value-type="string" calcext:value-type="string">
            <text:p>1.12.2-0.3.1m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github.com/ferreusveritas/MagicCrackerFactory" xlink:type="simple">🔗</text:a></text:p>
          </table:table-cell>
          <table:table-cell table:style-name="ce66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Warp Book</text:p>
          </table:table-cell>
          <table:table-cell table:style-name="ce36" office:value-type="string" calcext:value-type="string">
            <text:p>3.1.3b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warp-book/files" xlink:type="simple">🔗</text:a></text:p>
          </table:table-cell>
          <table:table-cell table:style-name="ce66"/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2.2-0.1.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nomisma/files" xlink:type="simple">🔗</text:a></text:p>
          </table:table-cell>
          <table:table-cell table:style-name="ce66" office:value-type="string" calcext:value-type="string">
            <text:p>General purpose currency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26" office:value-type="string" calcext:value-type="string">
            <text:p>Thermal Dynamics</text:p>
          </table:table-cell>
          <table:table-cell table:style-name="ce37" office:value-type="string" calcext:value-type="string">
            <text:p>1.12.2-2.5.2.1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6"/>
        </table:table-row>
        <table:table-row table:style-name="ro1">
          <table:covered-table-cell table:style-name="ce11"/>
          <table:table-cell table:style-name="ce27" office:value-type="string" calcext:value-type="string">
            <text:p>Thermal Expansion</text:p>
          </table:table-cell>
          <table:table-cell table:style-name="ce38" office:value-type="string" calcext:value-type="string">
            <text:p>1.12.2-5.5.2.3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7"/>
        </table:table-row>
        <table:table-row table:style-name="ro1">
          <table:covered-table-cell table:style-name="ce11"/>
          <table:table-cell table:style-name="ce27" office:value-type="string" calcext:value-type="string">
            <text:p>Thermal Foundation</text:p>
          </table:table-cell>
          <table:table-cell table:style-name="ce38" office:value-type="string" calcext:value-type="string">
            <text:p>1.12.2-2.6.1.2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6"/>
        </table:table-row>
        <table:table-row table:style-name="ro1">
          <table:covered-table-cell table:style-name="ce11"/>
          <table:table-cell table:style-name="ce27" office:value-type="string" calcext:value-type="string">
            <text:p>Redstone Arsenal</text:p>
          </table:table-cell>
          <table:table-cell table:style-name="ce38" office:value-type="string" calcext:value-type="string">
            <text:p>1.12.2-2.6.0.14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6"/>
        </table:table-row>
        <table:table-row table:style-name="ro1">
          <table:covered-table-cell table:style-name="ce11"/>
          <table:table-cell table:style-name="ce27" office:value-type="string" calcext:value-type="string">
            <text:p>Redstone Flux</text:p>
          </table:table-cell>
          <table:table-cell table:style-name="ce38" office:value-type="string" calcext:value-type="string">
            <text:p>1.12-2.1.0.6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6"/>
        </table:table-row>
        <table:table-row table:style-name="ro1">
          <table:covered-table-cell table:style-name="ce11"/>
          <table:table-cell table:style-name="ce27" office:value-type="string" calcext:value-type="string">
            <text:p>CoFH Core</text:p>
          </table:table-cell>
          <table:table-cell table:style-name="ce38" office:value-type="string" calcext:value-type="string">
            <text:p>1.12.2-4.6.1.2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ofhcore/files" xlink:type="simple">🔗</text:a></text:p>
          </table:table-cell>
          <table:table-cell table:style-name="ce66"/>
        </table:table-row>
        <table:table-row table:style-name="ro1">
          <table:covered-table-cell table:style-name="ce11"/>
          <table:table-cell table:style-name="ce27" office:value-type="string" calcext:value-type="string">
            <text:p>CoFH World</text:p>
          </table:table-cell>
          <table:table-cell table:style-name="ce38" office:value-type="string" calcext:value-type="string">
            <text:p>1.12.2-1.3.0.6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6"/>
        </table:table-row>
        <table:table-row table:style-name="ro1">
          <table:table-cell table:style-name="ce12" office:value-type="string" calcext:value-type="string" table:number-columns-spanned="1" table:number-rows-spanned="10">
            <text:p>Project Red Mods</text:p>
          </table:table-cell>
          <table:table-cell table:style-name="ce28" office:value-type="string" calcext:value-type="string">
            <text:p>ProjectRed Base</text:p>
          </table:table-cell>
          <table:table-cell table:style-name="ce39" office:value-type="string" calcext:value-type="string">
            <text:p>1.12.2-4.9.1.9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6"/>
        </table:table-row>
        <table:table-row table:style-name="ro1">
          <table:covered-table-cell table:style-name="ce13"/>
          <table:table-cell table:style-name="ce29" office:value-type="string" calcext:value-type="string">
            <text:p>ProjectRed Fabrication</text:p>
          </table:table-cell>
          <table:table-cell table:style-name="ce39" office:value-type="string" calcext:value-type="string">
            <text:p>1.12.2-4.9.1.9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6"/>
        </table:table-row>
        <table:table-row table:style-name="ro1">
          <table:covered-table-cell table:style-name="ce14"/>
          <table:table-cell table:style-name="ce28" office:value-type="string" calcext:value-type="string">
            <text:p>ProjectRed Integration</text:p>
          </table:table-cell>
          <table:table-cell table:style-name="ce39" office:value-type="string" calcext:value-type="string">
            <text:p>1.12.2-4.9.1.9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6"/>
        </table:table-row>
        <table:table-row table:style-name="ro1">
          <table:covered-table-cell table:style-name="ce14"/>
          <table:table-cell table:style-name="ce28" office:value-type="string" calcext:value-type="string">
            <text:p>ProjectRed Lighting</text:p>
          </table:table-cell>
          <table:table-cell table:style-name="ce39" office:value-type="string" calcext:value-type="string">
            <text:p>1.12.2-4.9.1.9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6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4"/>
          <table:table-cell table:style-name="ce28" office:value-type="string" calcext:value-type="string">
            <text:p>MtTJPCore</text:p>
          </table:table-cell>
          <table:table-cell table:style-name="ce40" office:value-type="string" calcext:value-type="string">
            <text:p>1.12.2-2.1.3.3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rtjpcore/files" xlink:type="simple">🔗</text:a></text:p>
          </table:table-cell>
          <table:table-cell table:style-name="ce66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0" office:value-type="string" calcext:value-type="string">
            <text:p>CodeChicken Lib</text:p>
          </table:table-cell>
          <table:table-cell table:style-name="ce41" office:value-type="string" calcext:value-type="string">
            <text:p>1.12.2-3.2.2.353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6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0" office:value-type="string" calcext:value-type="string">
            <text:p>ForgeMultipart</text:p>
          </table:table-cell>
          <table:table-cell table:style-name="ce41" office:value-type="string" calcext:value-type="string">
            <text:p>1.12.2-2.5.0.7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6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28" office:value-type="string" calcext:value-type="string">
            <text:p>ProjectRed Mechanical</text:p>
          </table:table-cell>
          <table:table-cell table:style-name="ce42" office:value-type="string" calcext:value-type="string">
            <text:p>1.12.2-4.9.1.92</text:p>
          </table:table-cell>
          <table:table-cell table:style-name="ce55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6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4"/>
          <table:table-cell table:style-name="ce28" office:value-type="string" calcext:value-type="string">
            <text:p>ProjectRed World</text:p>
          </table:table-cell>
          <table:table-cell table:style-name="ce42" office:value-type="string" calcext:value-type="string">
            <text:p>1.12.2-4.9.1.92</text:p>
          </table:table-cell>
          <table:table-cell table:style-name="ce55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6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4"/>
          <table:table-cell table:style-name="ce28" office:value-type="string" calcext:value-type="string">
            <text:p>ProjectRed Compat</text:p>
          </table:table-cell>
          <table:table-cell table:style-name="ce43" office:value-type="string" calcext:value-type="string">
            <text:p>1.12.2-4.9.1.92</text:p>
          </table:table-cell>
          <table:table-cell table:style-name="ce58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6"/>
        </table:table-row>
        <table:table-row table:style-name="ro1">
          <table:table-cell table:style-name="ce15" office:value-type="string" calcext:value-type="string" table:number-columns-spanned="1" table:number-rows-spanned="36">
            <text:p>Misc Mods</text:p>
          </table:table-cell>
          <table:table-cell table:style-name="ce31" office:value-type="string" calcext:value-type="string">
            <text:p>AutoRegLib</text:p>
          </table:table-cell>
          <table:table-cell table:style-name="ce44" office:value-type="string" calcext:value-type="string">
            <text:p>1.3-2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6" office:value-type="string" calcext:value-type="string">
            <text:p>Library required by Quark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BetterFoliage</text:p>
          </table:table-cell>
          <table:table-cell table:style-name="ce44" office:value-type="string" calcext:value-type="string">
            <text:p>MC1.12-2.1.1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Biomes O’ Plenty</text:p>
          </table:table-cell>
          <table:table-cell table:style-name="ce44" office:value-type="string" calcext:value-type="string">
            <text:p>1.12.2-7.0.1.2399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Bookshelf</text:p>
          </table:table-cell>
          <table:table-cell table:style-name="ce44" office:value-type="string" calcext:value-type="string">
            <text:p>1.12.2-2.3.559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bookshelf/files" xlink:type="simple">🔗</text:a></text:p>
          </table:table-cell>
          <table:table-cell table:style-name="ce66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15"/>
          <table:table-cell table:style-name="ce31" office:value-type="string" calcext:value-type="string">
            <text:p>ChickenASM</text:p>
          </table:table-cell>
          <table:table-cell table:style-name="ce45" office:value-type="string" calcext:value-type="string">
            <text:p>1.12-1.0.2.7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://chickenbones.net/maven/codechicken/ChickenASM/" xlink:type="simple">🔗</text:a></text:p>
          </table:table-cell>
          <table:table-cell table:style-name="ce66" office:value-type="string" calcext:value-type="string">
            <text:p>Downloaded automatically</text:p>
          </table:table-cell>
        </table:table-row>
        <table:table-row table:style-name="ro1">
          <table:covered-table-cell table:style-name="ce15"/>
          <table:table-cell table:style-name="ce31" office:value-type="string" calcext:value-type="string">
            <text:p>ChickenChunks</text:p>
          </table:table-cell>
          <table:table-cell table:style-name="ce45" office:value-type="string" calcext:value-type="string">
            <text:p>1.12.2-2.4.1.73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Chisel</text:p>
          </table:table-cell>
          <table:table-cell table:style-name="ce45" office:value-type="string" calcext:value-type="string">
            <text:p>MC1.12.2-0.2.1.3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hisel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Chococraft</text:p>
          </table:table-cell>
          <table:table-cell table:style-name="ce45" office:value-type="string" calcext:value-type="string">
            <text:p>1.12.2-0.9.7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ComputerCraft</text:p>
          </table:table-cell>
          <table:table-cell table:style-name="ce45" office:value-type="string" calcext:value-type="string">
            <text:p>1.80pr1-FV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6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CTM</text:p>
          </table:table-cell>
          <table:table-cell table:style-name="ce45" office:value-type="string" calcext:value-type="string">
            <text:p>MC1.12.2-0.3.2.18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ctm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DrCyanosLootableBodies</text:p>
          </table:table-cell>
          <table:table-cell table:style-name="ce45" office:value-type="string" calcext:value-type="string">
            <text:p>1.12-2.4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DynamicSurroundings</text:p>
          </table:table-cell>
          <table:table-cell table:style-name="ce45" office:value-type="string" calcext:value-type="string">
            <text:p>1.12.2-3.4.9.16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Dynamic Trees BoP</text:p>
          </table:table-cell>
          <table:table-cell table:style-name="ce45" office:value-type="string" calcext:value-type="string">
            <text:p>1.12.2-1.3.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dtbop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Dynamic Trees PHC</text:p>
          </table:table-cell>
          <table:table-cell table:style-name="ce45" office:value-type="string" calcext:value-type="string">
            <text:p>1.12.2-0.1.1a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github.com/ferreusveritas/DynamicTrees-PHC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Enchanting Plus</text:p>
          </table:table-cell>
          <table:table-cell table:style-name="ce45" office:value-type="string" calcext:value-type="string">
            <text:p>1.12.2-5.0.169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EnderStorage</text:p>
          </table:table-cell>
          <table:table-cell table:style-name="ce45" office:value-type="string" calcext:value-type="string">
            <text:p>1.12.2-2.4.5.13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Foamflower</text:p>
          </table:table-cell>
          <table:table-cell table:style-name="ce44" office:value-type="string" calcext:value-type="string">
            <text:p>1.12.2-1.0.0.0-beta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6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Hwyla</text:p>
          </table:table-cell>
          <table:table-cell table:style-name="ce44" office:value-type="string" calcext:value-type="string">
            <text:p>1.8.26-B41_1.12.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hwyla/files" xlink:type="simple">🔗</text:a></text:p>
          </table:table-cell>
          <table:table-cell table:style-name="ce66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Inspirations</text:p>
          </table:table-cell>
          <table:table-cell table:style-name="ce45" office:value-type="string" calcext:value-type="string">
            <text:p>1.12.2-0.2.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Just Enough Dimensions</text:p>
          </table:table-cell>
          <table:table-cell table:style-name="ce45" office:value-type="string" calcext:value-type="string">
            <text:p>1.12.2-1.6.0-dev.20180913.00213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Malisis Core</text:p>
          </table:table-cell>
          <table:table-cell table:style-name="ce45" office:value-type="string" calcext:value-type="string">
            <text:p>1.12.2-6.4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Malisis Doors</text:p>
          </table:table-cell>
          <table:table-cell table:style-name="ce45" office:value-type="string" calcext:value-type="string">
            <text:p>1.12.2-7.3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Malisis Blocks</text:p>
          </table:table-cell>
          <table:table-cell table:style-name="ce46" office:value-type="string" calcext:value-type="string">
            <text:p>1.12.2-6.1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Mantle</text:p>
          </table:table-cell>
          <table:table-cell table:style-name="ce46" office:value-type="string" calcext:value-type="string">
            <text:p>1.12-1.3.2.24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antle/files" xlink:type="simple">🔗</text:a></text:p>
          </table:table-cell>
          <table:table-cell table:style-name="ce66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Metal Chests</text:p>
          </table:table-cell>
          <table:table-cell table:style-name="ce46" office:value-type="string" calcext:value-type="string">
            <text:p>3.7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66" office:value-type="string" calcext:value-type="string">
            <text:p>Replaces Iron Chests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Mo' Bends</text:p>
          </table:table-cell>
          <table:table-cell table:style-name="ce45" office:value-type="string" calcext:value-type="string">
            <text:p>1.12-0.24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mo-bends/files" xlink:type="simple">🔗</text:a></text:p>
          </table:table-cell>
          <table:table-cell table:style-name="ce66" office:value-type="string" calcext:value-type="string">
            <text:p>Note: Will be updating soon</text:p>
          </table:table-cell>
        </table:table-row>
        <table:table-row table:style-name="ro1">
          <table:covered-table-cell table:style-name="ce17"/>
          <table:table-cell table:style-name="ce31" office:value-type="string" calcext:value-type="string">
            <text:p>Open Blocks</text:p>
          </table:table-cell>
          <table:table-cell table:style-name="ce44" office:value-type="string" calcext:value-type="string">
            <text:p>1.12.2-1.8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9"/>
        </table:table-row>
        <table:table-row table:style-name="ro1">
          <table:covered-table-cell table:style-name="ce16"/>
          <table:table-cell table:style-name="ce31" office:value-type="string" calcext:value-type="string">
            <text:p>OpenModsLib</text:p>
          </table:table-cell>
          <table:table-cell table:style-name="ce44" office:value-type="string" calcext:value-type="string">
            <text:p>1.12.2-0.12.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OptiFine</text:p>
          </table:table-cell>
          <table:table-cell table:style-name="ce44" office:value-type="string" calcext:value-type="string">
            <text:p>1.12.2_HD_U_E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optifine.net/download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Pam's HarvestCraft</text:p>
          </table:table-cell>
          <table:table-cell table:style-name="ce45" office:value-type="string" calcext:value-type="string">
            <text:p>1.12.2z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0"/>
        </table:table-row>
        <table:table-row table:style-name="ro1">
          <table:covered-table-cell table:style-name="ce16"/>
          <table:table-cell table:style-name="ce31" office:value-type="string" calcext:value-type="string">
            <text:p>Quark</text:p>
          </table:table-cell>
          <table:table-cell table:style-name="ce44" office:value-type="string" calcext:value-type="string">
            <text:p>r1.5-13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quark/files" xlink:type="simple">🔗</text:a></text:p>
          </table:table-cell>
          <table:table-cell table:style-name="ce66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Rustic</text:p>
          </table:table-cell>
          <table:table-cell table:style-name="ce44" office:value-type="string" calcext:value-type="string">
            <text:p>1.0.1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rustic/files" xlink:type="simple">🔗</text:a></text:p>
          </table:table-cell>
          <table:table-cell table:style-name="ce66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SimplyJetpacks2</text:p>
          </table:table-cell>
          <table:table-cell table:style-name="ce44" office:value-type="string" calcext:value-type="string">
            <text:p>1.12.2-2.2.9.58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6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6"/>
          <table:table-cell table:style-name="ce31" office:value-type="string" calcext:value-type="string">
            <text:p>Twilight Forest</text:p>
          </table:table-cell>
          <table:table-cell table:style-name="ce44" office:value-type="string" calcext:value-type="string">
            <text:p>1.12.2-3.8.689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Vending Block</text:p>
          </table:table-cell>
          <table:table-cell table:style-name="ce44" office:value-type="string" calcext:value-type="string">
            <text:p>1.12.2-3.0.1.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6"/>
        </table:table-row>
        <table:table-row table:style-name="ro1">
          <table:covered-table-cell table:style-name="ce16"/>
          <table:table-cell table:style-name="ce31" office:value-type="string" calcext:value-type="string">
            <text:p>Xaeros Minimap</text:p>
          </table:table-cell>
          <table:table-cell table:style-name="ce44" office:value-type="string" calcext:value-type="string">
            <text:p>FP1.15.3_Forge_1.1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6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Not Enough Items</text:p>
          </table:table-cell>
          <table:table-cell table:style-name="ce19" office:value-type="string" calcext:value-type="string">
            <text:p>Just Enough Items</text:p>
          </table:table-cell>
          <table:table-cell table:style-name="ce47" office:value-type="string" calcext:value-type="string">
            <text:p>1.12.2-4.12.1.217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jei/files" xlink:type="simple">🔗</text:a></text:p>
          </table:table-cell>
          <table:table-cell table:style-name="ce71"/>
        </table:table-row>
        <table:table-row table:style-name="ro1">
          <table:covered-table-cell table:style-name="ce19"/>
          <table:table-cell table:style-name="ce19" office:value-type="string" calcext:value-type="string">
            <text:p>JEHC(Just enough HC)</text:p>
          </table:table-cell>
          <table:table-cell table:style-name="ce48" office:value-type="string" calcext:value-type="string">
            <text:p>1.12.2-1.6.1.0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6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EnoughResources</text:p>
          </table:table-cell>
          <table:table-cell table:style-name="ce48" office:value-type="string" calcext:value-type="string">
            <text:p>1.12.2-0.8.9.48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6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 Enough Pattern Banners</text:p>
          </table:table-cell>
          <table:table-cell table:style-name="ce48" office:value-type="string" calcext:value-type="string">
            <text:p>1.12-1.2.1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6" office:value-type="string" calcext:value-type="string">
            <text:p>Adds recipes for banner pattern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4">
            <text:p>Forge</text:p>
          </table:table-cell>
          <table:table-cell table:style-name="ce32" office:value-type="string" calcext:value-type="string">
            <text:p>Minecraft Coder Pack</text:p>
          </table:table-cell>
          <table:table-cell table:style-name="ce49" office:value-type="float" office:value="9.42" calcext:value-type="float">
            <text:p>9.42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files.minecraftforge.net/" xlink:type="simple">🔗</text:a></text:p>
          </table:table-cell>
          <table:table-cell table:style-name="ce66"/>
        </table:table-row>
        <table:table-row table:style-name="ro1">
          <table:covered-table-cell table:style-name="ce21"/>
          <table:table-cell table:style-name="ce32" office:value-type="string" calcext:value-type="string">
            <text:p>Minecraft Forge</text:p>
          </table:table-cell>
          <table:table-cell table:style-name="ce49" office:value-type="string" calcext:value-type="string">
            <text:p>1.12.2-14.23.4.2705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files.minecraftforge.net/" xlink:type="simple">🔗</text:a></text:p>
          </table:table-cell>
          <table:table-cell table:style-name="ce66"/>
        </table:table-row>
        <table:table-row table:style-name="ro1">
          <table:covered-table-cell table:style-name="ce21"/>
          <table:table-cell table:style-name="ce32" office:value-type="string" calcext:value-type="string">
            <text:p>Forge Microblocks</text:p>
          </table:table-cell>
          <table:table-cell table:style-name="ce49" office:value-type="string" calcext:value-type="string">
            <text:p>part of Forge Multipart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files.minecraftforge.net/" xlink:type="simple">🔗</text:a></text:p>
          </table:table-cell>
          <table:table-cell table:style-name="ce66"/>
        </table:table-row>
        <table:table-row table:style-name="ro1">
          <table:covered-table-cell table:style-name="ce21"/>
          <table:table-cell table:style-name="ce32" office:value-type="string" calcext:value-type="string">
            <text:p>Forge Mod Loader</text:p>
          </table:table-cell>
          <table:table-cell table:style-name="ce49" office:value-type="string" calcext:value-type="string">
            <text:p>8.0.99.99</text:p>
          </table:table-cell>
          <table:table-cell table:style-name="ce53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files.minecraftforge.net/" xlink:type="simple">🔗</text:a></text:p>
          </table:table-cell>
          <table:table-cell table:style-name="ce66"/>
        </table:table-row>
        <table:table-row table:style-name="ro1">
          <table:table-cell table:style-name="ce22" office:value-type="string" calcext:value-type="string">
            <text:p>Add Later</text:p>
          </table:table-cell>
          <table:table-cell table:style-name="ce33" office:value-type="string" calcext:value-type="string">
            <text:p>Valkyrien Warfare</text:p>
          </table:table-cell>
          <table:table-cell table:style-name="ce50" office:value-type="string" calcext:value-type="string">
            <text:p>0.9_prerelease_5</text:p>
          </table:table-cell>
          <table:table-cell table:style-name="ce54" office:value-type="string" calcext:value-type="string">
            <text:p>⬤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6" office:value-type="string" calcext:value-type="string">
            <text:p>Needs a little work</text:p>
          </table:table-cell>
        </table:table-row>
        <table:table-row table:style-name="ro1">
          <table:table-cell table:style-name="ce23"/>
          <table:table-cell table:style-name="ce34"/>
          <table:table-cell table:style-name="ce23"/>
          <table:table-cell table:style-name="ce59"/>
          <table:table-cell table:style-name="ce59" table:formula="of:=SUM([.E2:.E70])" office:value-type="float" office:value="59" calcext:value-type="float">
            <text:p>59</text:p>
          </table:table-cell>
          <table:table-cell table:style-name="ce59"/>
          <table:table-cell table:style-name="ce34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" table:number-rows-spanned="6">
            <text:p>Legend</text:p>
          </table:table-cell>
          <table:table-cell table:style-name="ce52" office:value-type="string" calcext:value-type="string">
            <text:p>⬤</text:p>
          </table:table-cell>
          <table:table-cell table:style-name="ce52" table:number-columns-repeated="2"/>
          <table:table-cell table:style-name="ce66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52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6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52"/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6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52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6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52"/>
          <table:table-cell table:style-name="ce53" office:value-type="string" calcext:value-type="string">
            <text:p>⬤</text:p>
          </table:table-cell>
          <table:table-cell table:style-name="ce53" table:number-columns-repeated="2"/>
          <table:table-cell table:style-name="ce66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52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6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56"/>
        <table:table-row table:style-name="ro1">
          <table:table-cell table:style-name="ce68" office:value-type="string" calcext:value-type="string">
            <text:p>Mod</text:p>
          </table:table-cell>
          <table:table-cell table:style-name="ce68" office:value-type="string" calcext:value-type="string">
            <text:p>Problem</text:p>
          </table:table-cell>
          <table:table-cell table:style-name="ce68" office:value-type="string" calcext:value-type="string">
            <text:p>Blame</text:p>
          </table:table-cell>
          <table:table-cell table:style-name="ce68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Rustic</text:p>
          </table:table-cell>
          <table:table-cell table:style-name="ce75" office:value-type="string" calcext:value-type="string">
            <text:p>Lattice doesn’t connect to fence/wall type blocks</text:p>
          </table:table-cell>
          <table:table-cell table:style-name="ce75" office:value-type="string" calcext:value-type="string">
            <text:p>Rustic</text:p>
          </table:table-cell>
          <table:table-cell table:style-name="ce57"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Project Red</text:p>
          </table:table-cell>
          <table:table-cell table:style-name="ce75" office:value-type="string" calcext:value-type="string">
            <text:p>Lights have broken texture on aura</text:p>
          </table:table-cell>
          <table:table-cell table:style-name="ce75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5" office:value-type="string" calcext:value-type="string">
            <text:p>Dynamic Surroundings</text:p>
          </table:table-cell>
          <table:table-cell table:style-name="ce75" office:value-type="string" calcext:value-type="string">
            <text:p>Aurora Borealis is a grey blob under optifine</text:p>
          </table:table-cell>
          <table:table-cell table:style-name="ce75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76" office:value-type="string" calcext:value-type="string">
            <text:p>RF Rotors</text:p>
          </table:table-cell>
          <table:table-cell table:style-name="ce76" office:value-type="string" calcext:value-type="string">
            <text:p>RF Rotors mod is missing</text:p>
          </table:table-cell>
          <table:table-cell table:style-name="ce76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57"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7" table:default-cell-style-name="ce78"/>
        <table:table-column table:style-name="co18" table:default-cell-style-name="ce80"/>
        <table:table-column table:style-name="co19" table:default-cell-style-name="ce83"/>
        <table:table-column table:style-name="co20" table:number-columns-repeated="5" table:default-cell-style-name="ce88"/>
        <table:table-row table:style-name="ro1">
          <table:table-cell office:value-type="string" calcext:value-type="string">
            <text:p>Id</text:p>
          </table:table-cell>
          <table:table-cell table:style-name="ce79" office:value-type="string" calcext:value-type="string">
            <text:p>Name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Foliage</text:p>
          </table:table-cell>
          <table:table-cell table:style-name="ce82" office:value-type="string" calcext:value-type="string">
            <text:p>Grass</text:p>
          </table:table-cell>
          <table:table-cell table:style-name="ce82" office:value-type="string" calcext:value-type="string">
            <text:p>Sky</text:p>
          </table:table-cell>
          <table:table-cell table:style-name="ce82" office:value-type="string" calcext:value-type="string">
            <text:p>Fog</text:p>
          </table:table-cell>
          <table:table-cell table:style-name="ce82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84" office:value-type="string" calcext:value-type="string">
            <text:p>AEA42A</text:p>
          </table:table-cell>
          <table:table-cell table:style-name="ce95" office:value-type="string" calcext:value-type="string">
            <text:p>BFB755</text:p>
          </table:table-cell>
          <table:table-cell table:style-name="ce100" office:value-type="string" calcext:value-type="string">
            <text:p>000000</text:p>
          </table:table-cell>
          <table:table-cell table:style-name="ce106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85" office:value-type="string" calcext:value-type="string">
            <text:p>60AE2E</text:p>
          </table:table-cell>
          <table:table-cell table:style-name="ce96" office:value-type="string" calcext:value-type="string">
            <text:p>7FBF58</text:p>
          </table:table-cell>
          <table:table-cell table:style-name="ce101" office:value-type="string" calcext:value-type="string">
            <text:p>76A8FF</text:p>
          </table:table-cell>
          <table:table-cell table:style-name="ce107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86" office:value-type="string" calcext:value-type="string">
            <text:p>5BAB47</text:p>
          </table:table-cell>
          <table:table-cell table:style-name="ce97" office:value-type="string" calcext:value-type="string">
            <text:p>7CBD6C</text:p>
          </table:table-cell>
          <table:table-cell table:style-name="ce100" office:value-type="string" calcext:value-type="string">
            <text:p>000000</text:p>
          </table:table-cell>
          <table:table-cell table:style-name="ce108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87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89" office:value-type="string" calcext:value-type="string">
            <text:p>3BAFB2</text:p>
          </table:table-cell>
          <table:table-cell table:number-columns-repeated="2" table:style-name="ce102" office:value-type="string" calcext:value-type="string">
            <text:p>FFF478</text:p>
          </table:table-cell>
          <table:table-cell table:style-name="ce112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1" office:value-type="string" calcext:value-type="string">
            <text:p>Victus</text:p>
          </table:table-cell>
          <table:table-cell office:value-type="string" calcext:value-type="string">
            <text:p>Terraforming Catastrophe(Wasteland)</text:p>
          </table:table-cell>
          <table:table-cell table:style-name="ce90" office:value-type="float" office:value="949471" calcext:value-type="float">
            <text:p>949471</text:p>
          </table:table-cell>
          <table:table-cell table:style-name="ce98" office:value-type="string" calcext:value-type="string">
            <text:p>A8A88B</text:p>
          </table:table-cell>
          <table:table-cell table:style-name="ce103" office:value-type="string" calcext:value-type="string">
            <text:p>CECEB6</text:p>
          </table:table-cell>
          <table:table-cell table:style-name="ce109" office:value-type="string" calcext:value-type="string">
            <text:p>E5E5D8</text:p>
          </table:table-cell>
          <table:table-cell table:style-name="ce113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91" office:value-type="string" calcext:value-type="string">
            <text:p>AEA42A</text:p>
          </table:table-cell>
          <table:table-cell table:style-name="ce95" office:value-type="string" calcext:value-type="string">
            <text:p>BFB755</text:p>
          </table:table-cell>
          <table:table-cell table:style-name="ce104" office:value-type="string" calcext:value-type="string">
            <text:p>FF8B2B</text:p>
          </table:table-cell>
          <table:table-cell table:style-name="ce110" office:value-type="string" calcext:value-type="string">
            <text:p>B47E52</text:p>
          </table:table-cell>
          <table:table-cell table:style-name="ce114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1" office:value-type="string" calcext:value-type="string">
            <text:p>Jesanus Voi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1" office:value-type="string" calcext:value-type="string">
            <text:p>Duvotica</text:p>
          </table:table-cell>
          <table:table-cell office:value-type="string" calcext:value-type="string">
            <text:p>Flying tropical islands</text:p>
          </table:table-cell>
          <table:table-cell table:style-name="ce92" office:value-type="string" calcext:value-type="string">
            <text:p>A13652</text:p>
          </table:table-cell>
          <table:table-cell table:style-name="ce99" office:value-type="string" calcext:value-type="string">
            <text:p>DB4B62</text:p>
          </table:table-cell>
          <table:table-cell table:style-name="ce105" office:value-type="string" calcext:value-type="string">
            <text:p>5AC4BA</text:p>
          </table:table-cell>
          <table:table-cell table:style-name="ce111" office:value-type="string" calcext:value-type="string">
            <text:p>B1DCBE</text:p>
          </table:table-cell>
          <table:table-cell table:style-name="ce115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93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94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94"/>
          <table:table-cell table:style-name="Default" table:number-columns-repeated="4"/>
        </table:table-row>
      </table:table>
      <table:table table:name="Color Calc" table:style-name="ta1">
        <office:forms form:automatic-focus="false" form:apply-design-mode="false"/>
        <table:table-column table:style-name="co21" table:default-cell-style-name="ce117"/>
        <table:table-column table:style-name="co21" table:default-cell-style-name="ce118"/>
        <table:table-column table:style-name="co21" table:default-cell-style-name="ce119"/>
        <table:table-column table:style-name="co22" table:default-cell-style-name="ce119"/>
        <table:table-column table:style-name="co23" table:number-columns-repeated="2" table:default-cell-style-name="ce119"/>
        <table:table-row table:style-name="ro1">
          <table:table-cell table:style-name="ce116"/>
          <table:table-cell table:style-name="ce82" office:value-type="string" calcext:value-type="string">
            <text:p>Foliage</text:p>
          </table:table-cell>
          <table:table-cell table:style-name="ce82" office:value-type="string" calcext:value-type="string">
            <text:p>Grass</text:p>
          </table:table-cell>
          <table:table-cell table:style-name="ce82" office:value-type="string" calcext:value-type="string">
            <text:p>Sky</text:p>
          </table:table-cell>
          <table:table-cell table:style-name="ce82" office:value-type="string" calcext:value-type="string">
            <text:p>Fog</text:p>
          </table:table-cell>
          <table:table-cell table:style-name="ce82" office:value-type="string" calcext:value-type="string">
            <text:p>Water</text:p>
          </table:table-cell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Color AEA42A for $Dimensions.$D$2" calcext:value-type="string">
            <text:p>Color AEA42A for $Dimensions.$D$2</text:p>
          </table:table-cell>
          <table:table-cell table:formula="of:=BGCOLORHEX([Dimensions.E2]; CELL(&quot;ADDRESS&quot;; [Dimensions.E2]))" office:value-type="string" office:string-value="Color BFB755 for $Dimensions.$E$2" calcext:value-type="string">
            <text:p>Color BFB755 for $Dimensions.$E$2</text:p>
          </table:table-cell>
          <table:table-cell table:formula="of:=BGCOLORHEX([Dimensions.F2]; CELL(&quot;ADDRESS&quot;; [Dimensions.F2]))" office:value-type="string" office:string-value="Color 000000 for $Dimensions.$F$2" calcext:value-type="string">
            <text:p>Color 000000 for $Dimensions.$F$2</text:p>
          </table:table-cell>
          <table:table-cell table:formula="of:=BGCOLORHEX([Dimensions.G2]; CELL(&quot;ADDRESS&quot;; [Dimensions.G2]))" office:value-type="string" office:string-value="Color 330707 for $Dimensions.$G$2" calcext:value-type="string">
            <text:p>Color 330707 for $Dimensions.$G$2</text:p>
          </table:table-cell>
          <table:table-cell table:formula="of:=BGCOLORHEX([Dimensions.H2]; CELL(&quot;ADDRESS&quot;; [Dimensions.H2]))" office:value-type="string" office:string-value="Color DDDDDD for $Dimensions.$H$2" calcext:value-type="string">
            <text:p>Color DDDDDD for $Dimensions.$H$2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Color 60AE2E for $Dimensions.$D$3" calcext:value-type="string">
            <text:p>Color 60AE2E for $Dimensions.$D$3</text:p>
          </table:table-cell>
          <table:table-cell table:formula="of:=BGCOLORHEX([Dimensions.E3]; CELL(&quot;ADDRESS&quot;; [Dimensions.E3]))" office:value-type="string" office:string-value="Color 7FBF58 for $Dimensions.$E$3" calcext:value-type="string">
            <text:p>Color 7FBF58 for $Dimensions.$E$3</text:p>
          </table:table-cell>
          <table:table-cell table:formula="of:=BGCOLORHEX([Dimensions.F3]; CELL(&quot;ADDRESS&quot;; [Dimensions.F3]))" office:value-type="string" office:string-value="Color 76A8FF for $Dimensions.$F$3" calcext:value-type="string">
            <text:p>Color 76A8FF for $Dimensions.$F$3</text:p>
          </table:table-cell>
          <table:table-cell table:formula="of:=BGCOLORHEX([Dimensions.G3]; CELL(&quot;ADDRESS&quot;; [Dimensions.G3]))" office:value-type="string" office:string-value="Color C0D7FF for $Dimensions.$G$3" calcext:value-type="string">
            <text:p>Color C0D7FF for $Dimensions.$G$3</text:p>
          </table:table-cell>
          <table:table-cell table:formula="of:=BGCOLORHEX([Dimensions.H3]; CELL(&quot;ADDRESS&quot;; [Dimensions.H3]))" office:value-type="string" office:string-value="Color DDDDDD for $Dimensions.$H$3" calcext:value-type="string">
            <text:p>Color DDDDDD for $Dimensions.$H$3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Color 5BAB47 for $Dimensions.$D$4" calcext:value-type="string">
            <text:p>Color 5BAB47 for $Dimensions.$D$4</text:p>
          </table:table-cell>
          <table:table-cell table:formula="of:=BGCOLORHEX([Dimensions.E4]; CELL(&quot;ADDRESS&quot;; [Dimensions.E4]))" office:value-type="string" office:string-value="Color 7CBD6C for $Dimensions.$E$4" calcext:value-type="string">
            <text:p>Color 7CBD6C for $Dimensions.$E$4</text:p>
          </table:table-cell>
          <table:table-cell table:formula="of:=BGCOLORHEX([Dimensions.F4]; CELL(&quot;ADDRESS&quot;; [Dimensions.F4]))" office:value-type="string" office:string-value="Color 000000 for $Dimensions.$F$4" calcext:value-type="string">
            <text:p>Color 000000 for $Dimensions.$F$4</text:p>
          </table:table-cell>
          <table:table-cell table:formula="of:=BGCOLORHEX([Dimensions.G4]; CELL(&quot;ADDRESS&quot;; [Dimensions.G4]))" office:value-type="string" office:string-value="Color 181318 for $Dimensions.$G$4" calcext:value-type="string">
            <text:p>Color 181318 for $Dimensions.$G$4</text:p>
          </table:table-cell>
          <table:table-cell table:formula="of:=BGCOLORHEX([Dimensions.H4]; CELL(&quot;ADDRESS&quot;; [Dimensions.H4]))" office:value-type="string" office:string-value="Color DDDDDD for $Dimensions.$H$4" calcext:value-type="string">
            <text:p>Color DDDDDD for $Dimensions.$H$4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Color FFFFFF for $Dimensions.$D$5" calcext:value-type="string">
            <text:p>Color FFFFFF for $Dimensions.$D$5</text:p>
          </table:table-cell>
          <table:table-cell table:formula="of:=BGCOLORHEX([Dimensions.E5]; CELL(&quot;ADDRESS&quot;; [Dimensions.E5]))" office:value-type="string" office:string-value="Color FFFFFF for $Dimensions.$E$5" calcext:value-type="string">
            <text:p>Color FFFFFF for $Dimensions.$E$5</text:p>
          </table:table-cell>
          <table:table-cell table:formula="of:=BGCOLORHEX([Dimensions.F5]; CELL(&quot;ADDRESS&quot;; [Dimensions.F5]))" office:value-type="string" office:string-value="Color FFFFFF for $Dimensions.$F$5" calcext:value-type="string">
            <text:p>Color FFFFFF for $Dimensions.$F$5</text:p>
          </table:table-cell>
          <table:table-cell table:formula="of:=BGCOLORHEX([Dimensions.G5]; CELL(&quot;ADDRESS&quot;; [Dimensions.G5]))" office:value-type="string" office:string-value="Color FFFFFF for $Dimensions.$G$5" calcext:value-type="string">
            <text:p>Color FFFFFF for $Dimensions.$G$5</text:p>
          </table:table-cell>
          <table:table-cell table:formula="of:=BGCOLORHEX([Dimensions.H5]; CELL(&quot;ADDRESS&quot;; [Dimensions.H5]))" office:value-type="string" office:string-value="Color FFFFFF for $Dimensions.$H$5" calcext:value-type="string">
            <text:p>Color FFFFFF for $Dimensions.$H$5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Color DDDDDD for $Dimensions.$D$6" calcext:value-type="string">
            <text:p>Color DDDDDD for $Dimensions.$D$6</text:p>
          </table:table-cell>
          <table:table-cell table:formula="of:=BGCOLORHEX([Dimensions.E6]; CELL(&quot;ADDRESS&quot;; [Dimensions.E6]))" office:value-type="string" office:string-value="Color DDDDDD for $Dimensions.$E$6" calcext:value-type="string">
            <text:p>Color DDDDDD for $Dimensions.$E$6</text:p>
          </table:table-cell>
          <table:table-cell table:formula="of:=BGCOLORHEX([Dimensions.F6]; CELL(&quot;ADDRESS&quot;; [Dimensions.F6]))" office:value-type="string" office:string-value="Color DDDDDD for $Dimensions.$F$6" calcext:value-type="string">
            <text:p>Color DDDDDD for $Dimensions.$F$6</text:p>
          </table:table-cell>
          <table:table-cell table:formula="of:=BGCOLORHEX([Dimensions.G6]; CELL(&quot;ADDRESS&quot;; [Dimensions.G6]))" office:value-type="string" office:string-value="Color DDDDDD for $Dimensions.$G$6" calcext:value-type="string">
            <text:p>Color DDDDDD for $Dimensions.$G$6</text:p>
          </table:table-cell>
          <table:table-cell table:formula="of:=BGCOLORHEX([Dimensions.H6]; CELL(&quot;ADDRESS&quot;; [Dimensions.H6]))" office:value-type="string" office:string-value="Color DDDDDD for $Dimensions.$H$6" calcext:value-type="string">
            <text:p>Color DDDDDD for $Dimensions.$H$6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Color DDDDDD for $Dimensions.$D$7" calcext:value-type="string">
            <text:p>Color DDDDDD for $Dimensions.$D$7</text:p>
          </table:table-cell>
          <table:table-cell table:formula="of:=BGCOLORHEX([Dimensions.E7]; CELL(&quot;ADDRESS&quot;; [Dimensions.E7]))" office:value-type="string" office:string-value="Color DDDDDD for $Dimensions.$E$7" calcext:value-type="string">
            <text:p>Color DDDDDD for $Dimensions.$E$7</text:p>
          </table:table-cell>
          <table:table-cell table:formula="of:=BGCOLORHEX([Dimensions.F7]; CELL(&quot;ADDRESS&quot;; [Dimensions.F7]))" office:value-type="string" office:string-value="Color DDDDDD for $Dimensions.$F$7" calcext:value-type="string">
            <text:p>Color DDDDDD for $Dimensions.$F$7</text:p>
          </table:table-cell>
          <table:table-cell table:formula="of:=BGCOLORHEX([Dimensions.G7]; CELL(&quot;ADDRESS&quot;; [Dimensions.G7]))" office:value-type="string" office:string-value="Color DDDDDD for $Dimensions.$G$7" calcext:value-type="string">
            <text:p>Color DDDDDD for $Dimensions.$G$7</text:p>
          </table:table-cell>
          <table:table-cell table:formula="of:=BGCOLORHEX([Dimensions.H7]; CELL(&quot;ADDRESS&quot;; [Dimensions.H7]))" office:value-type="string" office:string-value="Color DDDDDD for $Dimensions.$H$7" calcext:value-type="string">
            <text:p>Color DDDDDD for $Dimensions.$H$7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Color DDDDDD for $Dimensions.$D$8" calcext:value-type="string">
            <text:p>Color DDDDDD for $Dimensions.$D$8</text:p>
          </table:table-cell>
          <table:table-cell table:formula="of:=BGCOLORHEX([Dimensions.E8]; CELL(&quot;ADDRESS&quot;; [Dimensions.E8]))" office:value-type="string" office:string-value="Color DDDDDD for $Dimensions.$E$8" calcext:value-type="string">
            <text:p>Color DDDDDD for $Dimensions.$E$8</text:p>
          </table:table-cell>
          <table:table-cell table:formula="of:=BGCOLORHEX([Dimensions.F8]; CELL(&quot;ADDRESS&quot;; [Dimensions.F8]))" office:value-type="string" office:string-value="Color DDDDDD for $Dimensions.$F$8" calcext:value-type="string">
            <text:p>Color DDDDDD for $Dimensions.$F$8</text:p>
          </table:table-cell>
          <table:table-cell table:formula="of:=BGCOLORHEX([Dimensions.G8]; CELL(&quot;ADDRESS&quot;; [Dimensions.G8]))" office:value-type="string" office:string-value="Color DDDDDD for $Dimensions.$G$8" calcext:value-type="string">
            <text:p>Color DDDDDD for $Dimensions.$G$8</text:p>
          </table:table-cell>
          <table:table-cell table:formula="of:=BGCOLORHEX([Dimensions.H8]; CELL(&quot;ADDRESS&quot;; [Dimensions.H8]))" office:value-type="string" office:string-value="Color DDDDDD for $Dimensions.$H$8" calcext:value-type="string">
            <text:p>Color DDDDDD for $Dimensions.$H$8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Color DDDDDD for $Dimensions.$D$9" calcext:value-type="string">
            <text:p>Color DDDDDD for $Dimensions.$D$9</text:p>
          </table:table-cell>
          <table:table-cell table:formula="of:=BGCOLORHEX([Dimensions.E9]; CELL(&quot;ADDRESS&quot;; [Dimensions.E9]))" office:value-type="string" office:string-value="Color DDDDDD for $Dimensions.$E$9" calcext:value-type="string">
            <text:p>Color DDDDDD for $Dimensions.$E$9</text:p>
          </table:table-cell>
          <table:table-cell table:formula="of:=BGCOLORHEX([Dimensions.F9]; CELL(&quot;ADDRESS&quot;; [Dimensions.F9]))" office:value-type="string" office:string-value="Color DDDDDD for $Dimensions.$F$9" calcext:value-type="string">
            <text:p>Color DDDDDD for $Dimensions.$F$9</text:p>
          </table:table-cell>
          <table:table-cell table:formula="of:=BGCOLORHEX([Dimensions.G9]; CELL(&quot;ADDRESS&quot;; [Dimensions.G9]))" office:value-type="string" office:string-value="Color DDDDDD for $Dimensions.$G$9" calcext:value-type="string">
            <text:p>Color DDDDDD for $Dimensions.$G$9</text:p>
          </table:table-cell>
          <table:table-cell table:formula="of:=BGCOLORHEX([Dimensions.H9]; CELL(&quot;ADDRESS&quot;; [Dimensions.H9]))" office:value-type="string" office:string-value="Color DDDDDD for $Dimensions.$H$9" calcext:value-type="string">
            <text:p>Color DDDDDD for $Dimensions.$H$9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Color DDDDDD for $Dimensions.$D$10" calcext:value-type="string">
            <text:p>Color DDDDDD for $Dimensions.$D$10</text:p>
          </table:table-cell>
          <table:table-cell table:formula="of:=BGCOLORHEX([Dimensions.E10]; CELL(&quot;ADDRESS&quot;; [Dimensions.E10]))" office:value-type="string" office:string-value="Color DDDDDD for $Dimensions.$E$10" calcext:value-type="string">
            <text:p>Color DDDDDD for $Dimensions.$E$10</text:p>
          </table:table-cell>
          <table:table-cell table:formula="of:=BGCOLORHEX([Dimensions.F10]; CELL(&quot;ADDRESS&quot;; [Dimensions.F10]))" office:value-type="string" office:string-value="Color DDDDDD for $Dimensions.$F$10" calcext:value-type="string">
            <text:p>Color DDDDDD for $Dimensions.$F$10</text:p>
          </table:table-cell>
          <table:table-cell table:formula="of:=BGCOLORHEX([Dimensions.G10]; CELL(&quot;ADDRESS&quot;; [Dimensions.G10]))" office:value-type="string" office:string-value="Color DDDDDD for $Dimensions.$G$10" calcext:value-type="string">
            <text:p>Color DDDDDD for $Dimensions.$G$10</text:p>
          </table:table-cell>
          <table:table-cell table:formula="of:=BGCOLORHEX([Dimensions.H10]; CELL(&quot;ADDRESS&quot;; [Dimensions.H10]))" office:value-type="string" office:string-value="Color DDDDDD for $Dimensions.$H$10" calcext:value-type="string">
            <text:p>Color DDDDDD for $Dimensions.$H$10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Color 3BAFB2 for $Dimensions.$D$11" calcext:value-type="string">
            <text:p>Color 3BAFB2 for $Dimensions.$D$11</text:p>
          </table:table-cell>
          <table:table-cell table:formula="of:=BGCOLORHEX([Dimensions.E11]; CELL(&quot;ADDRESS&quot;; [Dimensions.E11]))" office:value-type="string" office:string-value="Color 3BAFB2 for $Dimensions.$E$11" calcext:value-type="string">
            <text:p>Color 3BAFB2 for $Dimensions.$E$11</text:p>
          </table:table-cell>
          <table:table-cell table:formula="of:=BGCOLORHEX([Dimensions.F11]; CELL(&quot;ADDRESS&quot;; [Dimensions.F11]))" office:value-type="string" office:string-value="Color FFF478 for $Dimensions.$F$11" calcext:value-type="string">
            <text:p>Color FFF478 for $Dimensions.$F$11</text:p>
          </table:table-cell>
          <table:table-cell table:formula="of:=BGCOLORHEX([Dimensions.G11]; CELL(&quot;ADDRESS&quot;; [Dimensions.G11]))" office:value-type="string" office:string-value="Color FFF478 for $Dimensions.$G$11" calcext:value-type="string">
            <text:p>Color FFF478 for $Dimensions.$G$11</text:p>
          </table:table-cell>
          <table:table-cell table:formula="of:=BGCOLORHEX([Dimensions.H11]; CELL(&quot;ADDRESS&quot;; [Dimensions.H11]))" office:value-type="string" office:string-value="Color 182F65 for $Dimensions.$H$11" calcext:value-type="string">
            <text:p>Color 182F65 for $Dimensions.$H$11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Color 949471 for $Dimensions.$D$12" calcext:value-type="string">
            <text:p>Color 949471 for $Dimensions.$D$12</text:p>
          </table:table-cell>
          <table:table-cell table:formula="of:=BGCOLORHEX([Dimensions.E12]; CELL(&quot;ADDRESS&quot;; [Dimensions.E12]))" office:value-type="string" office:string-value="Color A8A88B for $Dimensions.$E$12" calcext:value-type="string">
            <text:p>Color A8A88B for $Dimensions.$E$12</text:p>
          </table:table-cell>
          <table:table-cell table:formula="of:=BGCOLORHEX([Dimensions.F12]; CELL(&quot;ADDRESS&quot;; [Dimensions.F12]))" office:value-type="string" office:string-value="Color CECEB6 for $Dimensions.$F$12" calcext:value-type="string">
            <text:p>Color CECEB6 for $Dimensions.$F$12</text:p>
          </table:table-cell>
          <table:table-cell table:formula="of:=BGCOLORHEX([Dimensions.G12]; CELL(&quot;ADDRESS&quot;; [Dimensions.G12]))" office:value-type="string" office:string-value="Color E5E5D8 for $Dimensions.$G$12" calcext:value-type="string">
            <text:p>Color E5E5D8 for $Dimensions.$G$12</text:p>
          </table:table-cell>
          <table:table-cell table:formula="of:=BGCOLORHEX([Dimensions.H12]; CELL(&quot;ADDRESS&quot;; [Dimensions.H12]))" office:value-type="string" office:string-value="Color DCDCCB for $Dimensions.$H$12" calcext:value-type="string">
            <text:p>Color DCDCCB for $Dimensions.$H$12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Color AEA42A for $Dimensions.$D$13" calcext:value-type="string">
            <text:p>Color AEA42A for $Dimensions.$D$13</text:p>
          </table:table-cell>
          <table:table-cell table:formula="of:=BGCOLORHEX([Dimensions.E13]; CELL(&quot;ADDRESS&quot;; [Dimensions.E13]))" office:value-type="string" office:string-value="Color BFB755 for $Dimensions.$E$13" calcext:value-type="string">
            <text:p>Color BFB755 for $Dimensions.$E$13</text:p>
          </table:table-cell>
          <table:table-cell table:formula="of:=BGCOLORHEX([Dimensions.F13]; CELL(&quot;ADDRESS&quot;; [Dimensions.F13]))" office:value-type="string" office:string-value="Color FF8B2B for $Dimensions.$F$13" calcext:value-type="string">
            <text:p>Color FF8B2B for $Dimensions.$F$13</text:p>
          </table:table-cell>
          <table:table-cell table:formula="of:=BGCOLORHEX([Dimensions.G13]; CELL(&quot;ADDRESS&quot;; [Dimensions.G13]))" office:value-type="string" office:string-value="Color B47E52 for $Dimensions.$G$13" calcext:value-type="string">
            <text:p>Color B47E52 for $Dimensions.$G$13</text:p>
          </table:table-cell>
          <table:table-cell table:formula="of:=BGCOLORHEX([Dimensions.H13]; CELL(&quot;ADDRESS&quot;; [Dimensions.H13]))" office:value-type="string" office:string-value="Color FFCA6B for $Dimensions.$H$13" calcext:value-type="string">
            <text:p>Color FFCA6B for $Dimensions.$H$13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Color DDDDDD for $Dimensions.$D$14" calcext:value-type="string">
            <text:p>Color DDDDDD for $Dimensions.$D$14</text:p>
          </table:table-cell>
          <table:table-cell table:formula="of:=BGCOLORHEX([Dimensions.E14]; CELL(&quot;ADDRESS&quot;; [Dimensions.E14]))" office:value-type="string" office:string-value="Color DDDDDD for $Dimensions.$E$14" calcext:value-type="string">
            <text:p>Color DDDDDD for $Dimensions.$E$14</text:p>
          </table:table-cell>
          <table:table-cell table:formula="of:=BGCOLORHEX([Dimensions.F14]; CELL(&quot;ADDRESS&quot;; [Dimensions.F14]))" office:value-type="string" office:string-value="Color DDDDDD for $Dimensions.$F$14" calcext:value-type="string">
            <text:p>Color DDDDDD for $Dimensions.$F$14</text:p>
          </table:table-cell>
          <table:table-cell table:formula="of:=BGCOLORHEX([Dimensions.G14]; CELL(&quot;ADDRESS&quot;; [Dimensions.G14]))" office:value-type="string" office:string-value="Color DDDDDD for $Dimensions.$G$14" calcext:value-type="string">
            <text:p>Color DDDDDD for $Dimensions.$G$14</text:p>
          </table:table-cell>
          <table:table-cell table:formula="of:=BGCOLORHEX([Dimensions.H14]; CELL(&quot;ADDRESS&quot;; [Dimensions.H14]))" office:value-type="string" office:string-value="Color DDDDDD for $Dimensions.$H$14" calcext:value-type="string">
            <text:p>Color DDDDDD for $Dimensions.$H$14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Color A13652 for $Dimensions.$D$15" calcext:value-type="string">
            <text:p>Color A13652 for $Dimensions.$D$15</text:p>
          </table:table-cell>
          <table:table-cell table:formula="of:=BGCOLORHEX([Dimensions.E15]; CELL(&quot;ADDRESS&quot;; [Dimensions.E15]))" office:value-type="string" office:string-value="Color DB4B62 for $Dimensions.$E$15" calcext:value-type="string">
            <text:p>Color DB4B62 for $Dimensions.$E$15</text:p>
          </table:table-cell>
          <table:table-cell table:formula="of:=BGCOLORHEX([Dimensions.F15]; CELL(&quot;ADDRESS&quot;; [Dimensions.F15]))" office:value-type="string" office:string-value="Color 5AC4BA for $Dimensions.$F$15" calcext:value-type="string">
            <text:p>Color 5AC4BA for $Dimensions.$F$15</text:p>
          </table:table-cell>
          <table:table-cell table:formula="of:=BGCOLORHEX([Dimensions.G15]; CELL(&quot;ADDRESS&quot;; [Dimensions.G15]))" office:value-type="string" office:string-value="Color B1DCBE for $Dimensions.$G$15" calcext:value-type="string">
            <text:p>Color B1DCBE for $Dimensions.$G$15</text:p>
          </table:table-cell>
          <table:table-cell table:formula="of:=BGCOLORHEX([Dimensions.H15]; CELL(&quot;ADDRESS&quot;; [Dimensions.H15]))" office:value-type="string" office:string-value="Color E6F2DE for $Dimensions.$H$15" calcext:value-type="string">
            <text:p>Color E6F2DE for $Dimensions.$H$15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Color DDDDDD for $Dimensions.$D$16" calcext:value-type="string">
            <text:p>Color DDDDDD for $Dimensions.$D$16</text:p>
          </table:table-cell>
          <table:table-cell table:formula="of:=BGCOLORHEX([Dimensions.E16]; CELL(&quot;ADDRESS&quot;; [Dimensions.E16]))" office:value-type="string" office:string-value="Color DDDDDD for $Dimensions.$E$16" calcext:value-type="string">
            <text:p>Color DDDDDD for $Dimensions.$E$16</text:p>
          </table:table-cell>
          <table:table-cell table:formula="of:=BGCOLORHEX([Dimensions.F16]; CELL(&quot;ADDRESS&quot;; [Dimensions.F16]))" office:value-type="string" office:string-value="Color DDDDDD for $Dimensions.$F$16" calcext:value-type="string">
            <text:p>Color DDDDDD for $Dimensions.$F$16</text:p>
          </table:table-cell>
          <table:table-cell table:formula="of:=BGCOLORHEX([Dimensions.G16]; CELL(&quot;ADDRESS&quot;; [Dimensions.G16]))" office:value-type="string" office:string-value="Color DDDDDD for $Dimensions.$G$16" calcext:value-type="string">
            <text:p>Color DDDDDD for $Dimensions.$G$16</text:p>
          </table:table-cell>
          <table:table-cell table:formula="of:=BGCOLORHEX([Dimensions.H16]; CELL(&quot;ADDRESS&quot;; [Dimensions.H16]))" office:value-type="string" office:string-value="Color DDDDDD for $Dimensions.$H$16" calcext:value-type="string">
            <text:p>Color DDDDDD for $Dimensions.$H$16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Color DDDDDD for $Dimensions.$D$17" calcext:value-type="string">
            <text:p>Color DDDDDD for $Dimensions.$D$17</text:p>
          </table:table-cell>
          <table:table-cell table:formula="of:=BGCOLORHEX([Dimensions.E17]; CELL(&quot;ADDRESS&quot;; [Dimensions.E17]))" office:value-type="string" office:string-value="Color DDDDDD for $Dimensions.$E$17" calcext:value-type="string">
            <text:p>Color DDDDDD for $Dimensions.$E$17</text:p>
          </table:table-cell>
          <table:table-cell table:formula="of:=BGCOLORHEX([Dimensions.F17]; CELL(&quot;ADDRESS&quot;; [Dimensions.F17]))" office:value-type="string" office:string-value="Color DDDDDD for $Dimensions.$F$17" calcext:value-type="string">
            <text:p>Color DDDDDD for $Dimensions.$F$17</text:p>
          </table:table-cell>
          <table:table-cell table:formula="of:=BGCOLORHEX([Dimensions.G17]; CELL(&quot;ADDRESS&quot;; [Dimensions.G17]))" office:value-type="string" office:string-value="Color DDDDDD for $Dimensions.$G$17" calcext:value-type="string">
            <text:p>Color DDDDDD for $Dimensions.$G$17</text:p>
          </table:table-cell>
          <table:table-cell table:formula="of:=BGCOLORHEX([Dimensions.H17]; CELL(&quot;ADDRESS&quot;; [Dimensions.H17]))" office:value-type="string" office:string-value="Color DDDDDD for $Dimensions.$H$17" calcext:value-type="string">
            <text:p>Color DDDDDD for $Dimensions.$H$17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Color DDDDDD for $Dimensions.$D$18" calcext:value-type="string">
            <text:p>Color DDDDDD for $Dimensions.$D$18</text:p>
          </table:table-cell>
          <table:table-cell table:formula="of:=BGCOLORHEX([Dimensions.E18]; CELL(&quot;ADDRESS&quot;; [Dimensions.E18]))" office:value-type="string" office:string-value="Color DDDDDD for $Dimensions.$E$18" calcext:value-type="string">
            <text:p>Color DDDDDD for $Dimensions.$E$18</text:p>
          </table:table-cell>
          <table:table-cell table:formula="of:=BGCOLORHEX([Dimensions.F18]; CELL(&quot;ADDRESS&quot;; [Dimensions.F18]))" office:value-type="string" office:string-value="Color DDDDDD for $Dimensions.$F$18" calcext:value-type="string">
            <text:p>Color DDDDDD for $Dimensions.$F$18</text:p>
          </table:table-cell>
          <table:table-cell table:formula="of:=BGCOLORHEX([Dimensions.G18]; CELL(&quot;ADDRESS&quot;; [Dimensions.G18]))" office:value-type="string" office:string-value="Color DDDDDD for $Dimensions.$G$18" calcext:value-type="string">
            <text:p>Color DDDDDD for $Dimensions.$G$18</text:p>
          </table:table-cell>
          <table:table-cell table:formula="of:=BGCOLORHEX([Dimensions.H18]; CELL(&quot;ADDRESS&quot;; [Dimensions.H18]))" office:value-type="string" office:string-value="Color DDDDDD for $Dimensions.$H$18" calcext:value-type="string">
            <text:p>Color DDDDDD for $Dimensions.$H$18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Color DDDDDD for $Dimensions.$D$19" calcext:value-type="string">
            <text:p>Color DDDDDD for $Dimensions.$D$19</text:p>
          </table:table-cell>
          <table:table-cell table:formula="of:=BGCOLORHEX([Dimensions.E19]; CELL(&quot;ADDRESS&quot;; [Dimensions.E19]))" office:value-type="string" office:string-value="Color DDDDDD for $Dimensions.$E$19" calcext:value-type="string">
            <text:p>Color DDDDDD for $Dimensions.$E$19</text:p>
          </table:table-cell>
          <table:table-cell table:formula="of:=BGCOLORHEX([Dimensions.F19]; CELL(&quot;ADDRESS&quot;; [Dimensions.F19]))" office:value-type="string" office:string-value="Color DDDDDD for $Dimensions.$F$19" calcext:value-type="string">
            <text:p>Color DDDDDD for $Dimensions.$F$19</text:p>
          </table:table-cell>
          <table:table-cell table:formula="of:=BGCOLORHEX([Dimensions.G19]; CELL(&quot;ADDRESS&quot;; [Dimensions.G19]))" office:value-type="string" office:string-value="Color DDDDDD for $Dimensions.$G$19" calcext:value-type="string">
            <text:p>Color DDDDDD for $Dimensions.$G$19</text:p>
          </table:table-cell>
          <table:table-cell table:formula="of:=BGCOLORHEX([Dimensions.H19]; CELL(&quot;ADDRESS&quot;; [Dimensions.H19]))" office:value-type="string" office:string-value="Color DDDDDD for $Dimensions.$H$19" calcext:value-type="string">
            <text:p>Color DDDDDD for $Dimensions.$H$19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0:45:03.10674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10-04T12:37:15.748363541</dc:date>
    <meta:editing-duration>P8DT18H46M56S</meta:editing-duration>
    <meta:editing-cycles>767</meta:editing-cycles>
    <meta:generator>LibreOffice/5.1.6.2$Linux_X86_64 LibreOffice_project/10m0$Build-2</meta:generator>
    <meta:document-statistic meta:table-count="4" meta:cell-count="70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